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5.8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table:style-name="ce1" office:value-type="string" calcext:value-type="string">
            <text:p>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initial_cmds_as_available_cm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available_cmds_if_state_chang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Empty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emptyland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ew gamemap place and so on</text:p>
          </table:table-cell>
        </table:table-row>
        <table:table-row table:style-name="ro1">
          <table:table-cell office:value-type="string" calcext:value-type="string">
            <text:p>should_change_money_and_add_land_and_change_land_owner_after_have_enough_money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ock junit 冲突？？？</text:p>
          </table:table-cell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Option.empty instead of null</text:p>
          </table:table-cell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wn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ownland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ould_change_money_and_change_land_level_after_have_enough_money_and_land_level_to_sayY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money_to_say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when_land_level_is_maxlevel_to_say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say_yes_or_no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wrong_cm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Gift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available_cmds_after_roll_to_giftro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oney_when_chose_one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change_point_when_chose_two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get_god_when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or_wrong_cm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OthersLan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otherslan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my_money_and_others_money_when_have_enough_money_to_pay_bill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hould_gameover_when_no_enough_money_to_pay_bil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StartingPoint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startingpoint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agic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agicro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Hospital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hospit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Prison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pris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rison_days_when_roll_to_prison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Mine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mi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gain_point_when_roll_to_min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RollCmdToolRoom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ll_to_toolroom_and_no_enough_poin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return_available_cmds_after_roll_to_toolroom_and_have_enough_poin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one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w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change_point_and_toolsnum_when_have_enough_point_to_chose_thr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hould_not_change_when_no_enough_point_or_space_to_buy</text:p>
          </table:table-cell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ould_not_change_available_cmds_after_chose_or_wrong_cm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hould_change_available_cmds_after_chose_exit_cm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string" calcext:value-type="string">
            <text:p>Block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lock_cmd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hould_change_toolsnum_and_landstatus_after_block_succes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omb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bomb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landstatus_after_bomb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r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player_or_tool_on_the_targ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target_farawa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obot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robot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mapstatus_after_robot_succes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u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landnum_and_landowner_and_landlevel_and_money_after_sel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land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ellTool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selltool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toolsnum_and_point_after_selltool_succes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not_change_when_no_tool_to_sel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Query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query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Help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not_change_available_cmds_after_help_cm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ichCmd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change_available_cmds_after_rich_cm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mone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change_available_cmds_after_initial_play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ameMapTe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uld_return_land_when_get_by_posi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stop_when_encounter_block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uld_goto_hospital_when_encounter_bom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SUM([.B2:.B84])" office:value-type="float" office:value="303" calcext:value-type="float">
            <text:p>303</text:p>
          </table:table-cell>
          <table:table-cell table:formula="of:=SUM([.C2:.C84])" office:value-type="float" office:value="228" calcext:value-type="float">
            <text:p>228</text:p>
          </table:table-cell>
          <table:table-cell/>
        </table:table-row>
        <table:table-row table:style-name="ro1" table:number-rows-repeated="5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22:07:50.03832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5:32:55.837827000</meta:creation-date>
    <meta:generator>LibreOffice/5.1.4.2$MacOSX_X86_64 LibreOffice_project/a2b79effd678115174773cc8f9c66d2b5833e18c</meta:generator>
    <dc:date>2016-11-27T14:44:53.478184000</dc:date>
    <meta:editing-duration>PT6H43M46S</meta:editing-duration>
    <meta:editing-cycles>44</meta:editing-cycles>
    <meta:document-statistic meta:table-count="1" meta:cell-count="193" meta:object-count="0"/>
  </office:meta>
</office:document-meta>
</file>